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7c38" officeooo:paragraph-rsid="00087c38" style:font-weight-asian="bold" style:font-weight-complex="bold"/>
    </style:style>
    <style:style style:name="P2" style:family="paragraph" style:parent-style-name="Standard" style:list-style-name="WW8Num4">
      <style:text-properties fo:font-weight="normal" officeooo:rsid="00087c38" officeooo:paragraph-rsid="00087c38" style:font-weight-asian="normal" style:font-weight-complex="normal"/>
    </style:style>
    <style:style style:name="P3" style:family="paragraph" style:parent-style-name="Standard" style:list-style-name="WW8Num4">
      <style:text-properties officeooo:paragraph-rsid="00087c38"/>
    </style:style>
    <style:style style:name="P4" style:family="paragraph" style:parent-style-name="Standard" style:list-style-name="WW8Num4">
      <style:text-properties style:font-name="Arial" officeooo:paragraph-rsid="00087c38" style:font-name-complex="Arial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officeooo:rsid="0015675b" style:font-name-complex="Courier New"/>
    </style:style>
    <style:style style:name="T3" style:family="text">
      <style:text-properties style:font-name="Courier New" officeooo:rsid="00087c38" style:font-name-complex="Courier New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5" style:family="text">
      <style:text-properties style:font-name="Arial" style:font-name-complex="Arial"/>
    </style:style>
    <style:style style:name="T6" style:family="text">
      <style:text-properties officeooo:rsid="0015675b"/>
    </style:style>
    <style:style style:name="T7" style:family="text">
      <style:text-properties officeooo:rsid="00166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  <text:list xml:id="list5248793662804598933" text:style-name="WW8Num4">
        <text:list-item>
          <text:p text:style-name="P3">Use <text:span text:style-name="T2">systemctl</text:span> to view the status of all the system services.</text:p>
        </text:list-item>
        <text:list-item>
          <text:p text:style-name="P4">Change the default run level back to <text:span text:style-name="T4">multi-user.target </text:span>and reboot.</text:p>
        </text:list-item>
        <text:list-item>
          <text:p text:style-name="P4">Send mail to the root user.</text:p>
        </text:list-item>
        <text:list-item>
          <text:p text:style-name="P4">Verify that you have received this mail.</text:p>
        </text:list-item>
        <text:list-item>
          <text:p text:style-name="P3"><text:span text:style-name="T5">Use <text:s/></text:span><text:span text:style-name="T2">systemctl </text:span><text:span text:style-name="T5">utility to stop </text:span><text:span text:style-name="T3">postfix</text:span><text:span text:style-name="T5"> service</text:span></text:p>
        </text:list-item>
        <text:list-item>
          <text:p text:style-name="P4">Send mail again to the root user.</text:p>
        </text:list-item>
        <text:list-item>
          <text:p text:style-name="P4">Verify that you have received this mail.</text:p>
        </text:list-item>
        <text:list-item>
          <text:p text:style-name="P3"><text:span text:style-name="T5">Use </text:span><text:span text:style-name="T2">systemctl</text:span><text:span text:style-name="T5"> utility to start </text:span><text:span text:style-name="T3">postfix</text:span><text:span text:style-name="T5"> service</text:span></text:p>
        </text:list-item>
        <text:list-item>
          <text:p text:style-name="P4">Verify that you have received this mail.</text:p>
        </text:list-item>
        <text:list-item>
          <text:p text:style-name="P4">Edit in the <text:span text:style-name="T6">GRUB2 configuration file </text:span>and change the timeout variable equal 20 seconds.</text:p>
        </text:list-item>
        <text:list-item>
          <text:p text:style-name="P4"><text:s/>Edit in the <text:span text:style-name="T6">GRUB2 configuration file </text:span>and change <text:span text:style-name="T7">your default operating system</text:span></text:p>
        </text:list-item>
        <text:list-item>
          <text:p text:style-name="P3">Install a new printer called "tty12" using the <text:span text:style-name="linuxcode">system-config-printer</text:span> utility. Have the printer queue be "/dev/tty12" and specify a "Text Only Printer" for its model type.</text:p>
        </text:list-item>
        <text:list-item>
          <text:p text:style-name="P3">Print the file <text:span text:style-name="linuxcode">/etc/hosts</text:span> to the printer and view the /dev/tty12 console to ensure that the print job went to the "printer".</text:p>
        </text:list-item>
        <text:list-item>
          <text:p text:style-name="P3">Prevent jobs from leaving the tty12 printer queue to the printer. Do not prevent users from sending jobs to the tty12 printer queue.</text:p>
        </text:list-item>
        <text:list-item>
          <text:p text:style-name="P3">Print three files (<text:span text:style-name="linuxcode">/etc/hosts, /etc/xinetd.conf</text:span>, and <text:span text:style-name="linuxcode">/etc/hosts.allow</text:span>) to the tty12 printer</text:p>
        </text:list-item>
        <text:list-item>
          <text:p text:style-name="P3">View the print queue.</text:p>
        </text:list-item>
        <text:list-item>
          <text:p text:style-name="P3">Remove the second print job from the tty12 printer queue, and then allow the print jobs from the queue to be printed</text:p>
        </text:list-item>
        <text:list-item>
          <text:p text:style-name="P3">Prevent print jobs from going to the tty12 printer's print queue.</text:p>
        </text:list-item>
        <text:list-item>
          <text:p text:style-name="P3">Verify this by trying to print the <text:span text:style-name="linuxcode">/etc/hosts</text:span> file.</text:p>
        </text:list-item>
        <text:list-item>
          <text:p text:style-name="P3">Delete the tty12 printer with the <text:span text:style-name="linuxcode">lpadmin</text:span> command.</text:p>
        </text:list-item>
        <text:list-item>
          <text:p text:style-name="P3">You want to know some information about the status of the system every ten minutes today between the hours of <text:s/>8:00 AM and 5:00 PM. to help investigate some performance issues you have been having. You suspect it might be memory related and want to keep an eye on those resources.</text:p>
        </text:list-item>
        <text:list-item>
          <text:p text:style-name="P3">Use <text:span text:style-name="linuxcode">mail</text:span> as the <text:span text:style-name="linuxcode">root</text:span> user to check for e-mail from the <text:span text:style-name="linuxcode">cron</text:span> jobs you have scheduled.</text:p>
        </text:list-item>
        <text:list-item>
          <text:p text:style-name="P3">How could you send the output from these <text:span text:style-name="linuxcode">cron</text:span> jobs to another e-mail address (the manager user)?</text:p>
        </text:list-item>
        <text:list-item>
          <text:p text:style-name="P2">Use <text:span text:style-name="linuxcode">mail</text:span> as the <text:span text:style-name="linuxcode">manager</text:span> user to check for e-mail from the <text:span text:style-name="linuxcode">cron</text:span> jobs you have schedul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nuxcode" style:family="text" style:parent-style-name="Default_20_Paragraph_20_Font"/>
    <style:style style:name="WW8Num4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2:52:26.244819915</meta:creation-date>
    <dc:date>2017-01-29T12:57:52.722164781</dc:date>
    <meta:editing-duration>PT5M26S</meta:editing-duration>
    <meta:editing-cycles>1</meta:editing-cycles>
    <meta:document-statistic meta:table-count="0" meta:image-count="0" meta:object-count="0" meta:page-count="1" meta:paragraph-count="25" meta:word-count="359" meta:character-count="1997" meta:non-whitespace-character-count="1684"/>
    <meta:generator>LibreOffice/4.3.7.2$Linux_X86_64 LibreOffice_project/430$Build-2</meta:generator>
  </office:meta>
</office:document-meta>
</file>